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justify" style:justify-single-word="false"/>
      <style:text-properties officeooo:rsid="0019ff31" officeooo:paragraph-rsid="00103619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91614" officeooo:paragraph-rsid="00103619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justify" style:justify-single-word="false"/>
      <style:text-properties officeooo:rsid="0010bacc" officeooo:paragraph-rsid="0010bacc"/>
    </style:style>
    <style:style style:name="P4" style:family="paragraph" style:parent-style-name="Text_20_body">
      <style:paragraph-properties fo:text-align="justify" style:justify-single-word="false"/>
      <style:text-properties officeooo:paragraph-rsid="0010bacc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bold" officeooo:paragraph-rsid="0010bacc" style:font-weight-asian="bold" style:font-weight-complex="bold"/>
    </style:style>
    <style:style style:name="P6" style:family="paragraph" style:parent-style-name="Text_20_body" style:list-style-name="L2">
      <style:paragraph-properties fo:text-align="justify" style:justify-single-word="false"/>
      <style:text-properties fo:font-weight="normal" officeooo:paragraph-rsid="0010bacc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paragraph-rsid="0010bacc" style:font-weight-asian="normal" style:font-weight-complex="normal"/>
    </style:style>
    <style:style style:name="P8" style:family="paragraph" style:parent-style-name="Text_20_body" style:list-style-name="L1">
      <style:paragraph-properties fo:text-align="justify" style:justify-single-word="false"/>
      <style:text-properties fo:font-weight="bold" officeooo:paragraph-rsid="0013119d" style:font-weight-asian="bold" style:font-weight-complex="bold"/>
    </style:style>
    <style:style style:name="P9" style:family="paragraph" style:parent-style-name="Text_20_body" style:list-style-name="L3">
      <style:paragraph-properties fo:text-align="justify" style:justify-single-word="false"/>
      <style:text-properties fo:font-weight="normal" officeooo:paragraph-rsid="0013119d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paragraph-rsid="0013119d" style:font-weight-asian="normal" style:font-weight-complex="normal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weight="bold" officeooo:paragraph-rsid="0014734f" style:font-weight-asian="bold" style:font-weight-complex="bold"/>
    </style:style>
    <style:style style:name="P12" style:family="paragraph" style:parent-style-name="Text_20_body" style:list-style-name="L4">
      <style:paragraph-properties fo:text-align="justify" style:justify-single-word="false"/>
      <style:text-properties fo:font-weight="normal" officeooo:paragraph-rsid="0014734f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weight="bold" officeooo:paragraph-rsid="00168f41" style:font-weight-asian="bold" style:font-weight-complex="bold"/>
    </style:style>
    <style:style style:name="P14" style:family="paragraph" style:parent-style-name="Text_20_body" style:list-style-name="L5">
      <style:paragraph-properties fo:text-align="justify" style:justify-single-word="false"/>
      <style:text-properties fo:font-weight="normal" officeooo:paragraph-rsid="00168f41" style:font-weight-asian="normal" style:font-weight-complex="normal"/>
    </style:style>
    <style:style style:name="P15" style:family="paragraph" style:parent-style-name="Text_20_body" style:list-style-name="L5">
      <style:paragraph-properties fo:text-align="justify" style:justify-single-word="false"/>
      <style:text-properties fo:font-weight="bold" officeooo:paragraph-rsid="00168f41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normal" officeooo:paragraph-rsid="00168f41" style:font-weight-asian="normal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weight="bold" officeooo:paragraph-rsid="0016abb2" style:font-weight-asian="bold" style:font-weight-complex="bold"/>
    </style:style>
    <style:style style:name="P18" style:family="paragraph" style:parent-style-name="Text_20_body" style:list-style-name="L6">
      <style:paragraph-properties fo:text-align="justify" style:justify-single-word="false"/>
      <style:text-properties fo:font-weight="normal" officeooo:paragraph-rsid="0016abb2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paragraph-rsid="0016abb2" style:font-weight-asian="normal" style:font-weight-complex="normal"/>
    </style:style>
    <style:style style:name="P20" style:family="paragraph" style:parent-style-name="Heading_20_1">
      <style:paragraph-properties fo:text-align="justify" style:justify-single-word="false"/>
      <style:text-properties officeooo:paragraph-rsid="00187c5a"/>
    </style:style>
    <style:style style:name="P21" style:family="paragraph" style:parent-style-name="Text_20_body">
      <style:paragraph-properties fo:text-align="justify" style:justify-single-word="false"/>
      <style:text-properties officeooo:paragraph-rsid="00187c5a"/>
    </style:style>
    <style:style style:name="P22" style:family="paragraph" style:parent-style-name="Text_20_body" style:list-style-name="L7">
      <style:paragraph-properties fo:text-align="justify" style:justify-single-word="false"/>
      <style:text-properties fo:font-weight="bold" officeooo:paragraph-rsid="00187c5a" style:font-weight-asian="bold" style:font-weight-complex="bold"/>
    </style:style>
    <style:style style:name="P23" style:family="paragraph" style:parent-style-name="Text_20_body" style:list-style-name="L8">
      <style:paragraph-properties fo:text-align="justify" style:justify-single-word="false"/>
      <style:text-properties fo:font-weight="normal" officeooo:paragraph-rsid="00187c5a" style:font-weight-asian="normal" style:font-weight-complex="normal"/>
    </style:style>
    <style:style style:name="P24" style:family="paragraph" style:parent-style-name="Text_20_body" style:list-style-name="L9">
      <style:paragraph-properties fo:text-align="justify" style:justify-single-word="false"/>
      <style:text-properties fo:font-weight="normal" officeooo:paragraph-rsid="00187c5a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weight="normal" officeooo:paragraph-rsid="00187c5a" style:font-weight-asian="normal" style:font-weight-complex="normal"/>
    </style:style>
    <style:style style:name="P26" style:family="paragraph" style:parent-style-name="Text_20_body" style:list-style-name="L10">
      <style:paragraph-properties fo:text-align="justify" style:justify-single-word="false"/>
      <style:text-properties fo:font-weight="normal" officeooo:paragraph-rsid="00187c5a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weight="normal" officeooo:paragraph-rsid="001932f1" style:font-weight-asian="normal" style:font-weight-complex="normal"/>
    </style:style>
    <style:style style:name="P28" style:family="paragraph" style:parent-style-name="Text_20_body" style:list-style-name="L7">
      <style:paragraph-properties fo:text-align="justify" style:justify-single-word="false"/>
      <style:text-properties fo:font-weight="bold" officeooo:paragraph-rsid="001932f1" style:font-weight-asian="bold" style:font-weight-complex="bold"/>
    </style:style>
    <style:style style:name="P29" style:family="paragraph" style:parent-style-name="Text_20_body" style:list-style-name="L11">
      <style:paragraph-properties fo:text-align="justify" style:justify-single-word="false"/>
      <style:text-properties fo:font-weight="normal" officeooo:paragraph-rsid="001932f1" style:font-weight-asian="normal" style:font-weight-complex="normal"/>
    </style:style>
    <style:style style:name="P30" style:family="paragraph" style:parent-style-name="Text_20_body" style:list-style-name="L7">
      <style:paragraph-properties fo:text-align="justify" style:justify-single-word="false"/>
      <style:text-properties fo:font-weight="bold" officeooo:paragraph-rsid="0019e650" style:font-weight-asian="bold" style:font-weight-complex="bold"/>
    </style:style>
    <style:style style:name="P31" style:family="paragraph" style:parent-style-name="Text_20_body" style:list-style-name="L12">
      <style:paragraph-properties fo:text-align="justify" style:justify-single-word="false"/>
      <style:text-properties fo:font-weight="normal" officeooo:paragraph-rsid="0019e650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normal" officeooo:paragraph-rsid="0019e650" style:font-weight-asian="normal" style:font-weight-complex="normal"/>
    </style:style>
    <style:style style:name="P33" style:family="paragraph" style:parent-style-name="Heading_20_1">
      <style:paragraph-properties fo:text-align="justify" style:justify-single-word="false"/>
      <style:text-properties officeooo:rsid="001a28df" officeooo:paragraph-rsid="001a28df"/>
    </style:style>
    <style:style style:name="P34" style:family="paragraph" style:parent-style-name="Text_20_body">
      <style:paragraph-properties fo:text-align="justify" style:justify-single-word="false"/>
      <style:text-properties officeooo:paragraph-rsid="001a28df"/>
    </style:style>
    <style:style style:name="P35" style:family="paragraph" style:parent-style-name="Text_20_body" style:list-style-name="L13">
      <style:paragraph-properties fo:text-align="justify" style:justify-single-word="false"/>
      <style:text-properties fo:font-weight="bold" officeooo:paragraph-rsid="001a28df" style:font-weight-asian="bold" style:font-weight-complex="bold"/>
    </style:style>
    <style:style style:name="P36" style:family="paragraph" style:parent-style-name="Text_20_body" style:list-style-name="L14">
      <style:paragraph-properties fo:text-align="justify" style:justify-single-word="false"/>
      <style:text-properties fo:font-weight="normal" officeooo:paragraph-rsid="001a28df" style:font-weight-asian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weight="normal" officeooo:paragraph-rsid="001a28df" style:font-weight-asian="normal" style:font-weight-complex="normal"/>
    </style:style>
    <style:style style:name="P38" style:family="paragraph" style:parent-style-name="Text_20_body" style:list-style-name="L13">
      <style:paragraph-properties fo:text-align="justify" style:justify-single-word="false"/>
      <style:text-properties fo:font-weight="bold" officeooo:paragraph-rsid="001bd895" style:font-weight-asian="bold" style:font-weight-complex="bold"/>
    </style:style>
    <style:style style:name="P39" style:family="paragraph" style:parent-style-name="Text_20_body" style:list-style-name="L15">
      <style:paragraph-properties fo:text-align="justify" style:justify-single-word="false"/>
      <style:text-properties fo:font-weight="normal" officeooo:paragraph-rsid="001bd895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weight="normal" officeooo:paragraph-rsid="001bd895" style:font-weight-asian="normal" style:font-weight-complex="normal"/>
    </style:style>
    <style:style style:name="P41" style:family="paragraph" style:parent-style-name="Text_20_body" style:list-style-name="L16">
      <style:paragraph-properties fo:text-align="justify" style:justify-single-word="false"/>
      <style:text-properties fo:font-weight="normal" officeooo:paragraph-rsid="001bd895" style:font-weight-asian="normal" style:font-weight-complex="normal"/>
    </style:style>
    <style:style style:name="P42" style:family="paragraph" style:parent-style-name="Text_20_body" style:list-style-name="L17">
      <style:paragraph-properties fo:text-align="justify" style:justify-single-word="false"/>
      <style:text-properties fo:font-weight="normal" officeooo:paragraph-rsid="001bd895" style:font-weight-asian="normal" style:font-weight-complex="normal"/>
    </style:style>
    <style:style style:name="P43" style:family="paragraph" style:parent-style-name="Heading_20_1">
      <style:paragraph-properties fo:text-align="justify" style:justify-single-word="false"/>
      <style:text-properties officeooo:paragraph-rsid="001db4fc"/>
    </style:style>
    <style:style style:name="P44" style:family="paragraph" style:parent-style-name="Text_20_body">
      <style:paragraph-properties fo:text-align="justify" style:justify-single-word="false"/>
      <style:text-properties officeooo:paragraph-rsid="001db4fc"/>
    </style:style>
    <style:style style:name="P45" style:family="paragraph" style:parent-style-name="Text_20_body" style:list-style-name="L18">
      <style:paragraph-properties fo:text-align="justify" style:justify-single-word="false"/>
      <style:text-properties officeooo:paragraph-rsid="001db4fc"/>
    </style:style>
    <style:style style:name="P46" style:family="paragraph" style:parent-style-name="Text_20_body" style:list-style-name="L19">
      <style:paragraph-properties fo:text-align="justify" style:justify-single-word="false"/>
      <style:text-properties officeooo:paragraph-rsid="001db4fc"/>
    </style:style>
    <style:style style:name="P47" style:family="paragraph" style:parent-style-name="Text_20_body" style:list-style-name="L18">
      <style:paragraph-properties fo:text-align="justify" style:justify-single-word="false"/>
      <style:text-properties officeooo:paragraph-rsid="001e3c0c"/>
    </style:style>
    <style:style style:name="P48" style:family="paragraph" style:parent-style-name="Text_20_body" style:list-style-name="L20">
      <style:paragraph-properties fo:text-align="justify" style:justify-single-word="false"/>
      <style:text-properties officeooo:paragraph-rsid="001e3c0c"/>
    </style:style>
    <style:style style:name="P49" style:family="paragraph" style:parent-style-name="Text_20_body">
      <style:paragraph-properties fo:text-align="justify" style:justify-single-word="false"/>
      <style:text-properties officeooo:paragraph-rsid="001e3c0c"/>
    </style:style>
    <style:style style:name="P50" style:family="paragraph" style:parent-style-name="Text_20_body" style:list-style-name="L21">
      <style:paragraph-properties fo:text-align="justify" style:justify-single-word="false"/>
      <style:text-properties officeooo:paragraph-rsid="001e3c0c"/>
    </style:style>
    <style:style style:name="P51" style:family="paragraph" style:parent-style-name="Text_20_body" style:list-style-name="L21">
      <style:paragraph-properties fo:text-align="justify" style:justify-single-word="false"/>
      <style:text-properties fo:font-weight="bold" officeooo:paragraph-rsid="001e3c0c" style:font-weight-asian="bold" style:font-weight-complex="bold"/>
    </style:style>
    <style:style style:name="P52" style:family="paragraph" style:parent-style-name="Text_20_body" style:list-style-name="L21">
      <style:paragraph-properties fo:text-align="justify" style:justify-single-word="false"/>
      <style:text-properties fo:font-weight="normal" officeooo:paragraph-rsid="001e3c0c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weight="normal" officeooo:paragraph-rsid="001e3c0c" style:font-weight-asian="normal" style:font-weight-complex="normal"/>
    </style:style>
    <style:style style:name="P54" style:family="paragraph" style:parent-style-name="Text_20_body" style:list-style-name="L18">
      <style:paragraph-properties fo:text-align="justify" style:justify-single-word="false"/>
      <style:text-properties officeooo:paragraph-rsid="001eca34"/>
    </style:style>
    <style:style style:name="P55" style:family="paragraph" style:parent-style-name="Text_20_body" style:list-style-name="L22">
      <style:paragraph-properties fo:text-align="justify" style:justify-single-word="false"/>
      <style:text-properties officeooo:paragraph-rsid="001eca34"/>
    </style:style>
    <style:style style:name="P56" style:family="paragraph" style:parent-style-name="Text_20_body">
      <style:paragraph-properties fo:text-align="justify" style:justify-single-word="false"/>
      <style:text-properties officeooo:paragraph-rsid="001eca34"/>
    </style:style>
    <style:style style:name="P57" style:family="paragraph" style:parent-style-name="Text_20_body" style:list-style-name="L23">
      <style:paragraph-properties fo:text-align="justify" style:justify-single-word="false"/>
      <style:text-properties officeooo:paragraph-rsid="001eca34"/>
    </style:style>
    <style:style style:name="T1" style:family="text">
      <style:text-properties officeooo:rsid="00103619"/>
    </style:style>
    <style:style style:name="T2" style:family="text">
      <style:text-properties officeooo:rsid="001c01f9"/>
    </style:style>
    <style:style style:name="T3" style:family="text">
      <style:text-properties fo:font-weight="bold"/>
    </style:style>
    <style:style style:name="T4" style:family="text">
      <style:text-properties officeooo:rsid="00187c5a"/>
    </style:style>
    <style:style style:name="T5" style:family="text">
      <style:text-properties fo:font-style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b4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do <text:span text:style-name="T1">Zé</text:span><text:span text:style-name="T2">(Seminario-SO)</text:span></text:p>
      <text:p text:style-name="P2"/>
      <text:h text:style-name="P3" text:outline-level="1">MULTICS</text:h>
      <text:p text:style-name="P4"/>
      <text:list xml:id="list120544518" text:style-name="L1">
        <text:list-item>
          <text:p text:style-name="P5">Introdução: O que foi o MULTICS? (O "Pai" do UNIX)</text:p>
        </text:list-item>
      </text:list>
      <text:list text:style-name="L2">
        <text:list-item>
          <text:list>
            <text:list-item>
              <text:p text:style-name="P6"><text:span text:style-name="T3">Quem/Quando:</text:span> Foi um sistema operacional de <text:span text:style-name="T3">tempo compartilhado</text:span> projetado entre 1965 e 1970. </text:p>
            </text:list-item>
            <text:list-item>
              <text:p text:style-name="P6"><text:span text:style-name="T3">Origem:</text:span> Foi uma <text:span text:style-name="T3">"extensão natural do CTSS"</text:span> (o sistema que o Felipe acabou de apresentar). </text:p>
            </text:list-item>
            <text:list-item>
              <text:p text:style-name="P6"><text:span text:style-name="T3">A Grande Visão (Ambição):</text:span> O MULTICS foi um dos primeiros projetos a sonhar com a <text:span text:style-name="T3">"computação como um utilitário público"</text:span>. </text:p>
              <text:list>
                <text:list-item>
                  <text:p text:style-name="P6">A ideia era que grandes computadores forneceriam serviço de computação pela linha telefônica para terminais em escritórios e casas, <text:span text:style-name="T3">como a rede de energia elétrica</text:span>. </text:p>
                </text:list-item>
                <text:list-item>
                  <text:p text:style-name="P6">O sistema rodaria continuamente, com um enorme sistema de arquivos compartilhado. </text:p>
                </text:list-item>
              </text:list>
            </text:list-item>
            <text:list-item>
              <text:p text:style-name="P6"><text:span text:style-name="T3">Quem fez?</text:span> Foi um projeto conjunto do <text:span text:style-name="T3">MIT</text:span>, da <text:span text:style-name="T3">GE</text:span> (General Electric) e do <text:span text:style-name="T3">Bell Labs</text:span> (que abandonou o projeto em 1969, o que levou seus pesquisadores a criar o UNIX). </text:p>
            </text:list-item>
          </text:list>
        </text:list-item>
      </text:list>
      <text:p text:style-name="P7"/>
      <text:list xml:id="list191638543757829" text:continue-list="list120544518" text:style-name="L1">
        <text:list-item>
          <text:p text:style-name="P8">Hardware e Memória: Segmentação Paginada </text:p>
        </text:list-item>
      </text:list>
      <text:list text:style-name="L3">
        <text:list-item>
          <text:list>
            <text:list-item>
              <text:p text:style-name="P9"><text:span text:style-name="T3">Hardware Base:</text:span> Rodava em um computador GE 635, que foi modificado e renomeado para <text:span text:style-name="T3">GE 645</text:span>. </text:p>
            </text:list-item>
            <text:list-item>
              <text:p text:style-name="P9"><text:span text:style-name="T3">Modificação Principal:</text:span> A grande mudança no hardware foi a adição de <text:span text:style-name="T3">memória de segmentação paginada</text:span>. </text:p>
            </text:list-item>
            <text:list-item>
              <text:p text:style-name="P9">Como funcionava: </text:p>
              <text:list>
                <text:list-item>
                  <text:p text:style-name="P9">Um endereço virtual era dividido em duas partes: um número de <text:span text:style-name="T3">segmento</text:span> (18 bits) e um deslocamento (16 bits). </text:p>
                </text:list-item>
                <text:list-item>
                  <text:p text:style-name="P9">Cada "segmento" era então dividido em "páginas" menores (de 1 KB). </text:p>
                </text:list-item>
                <text:list-item>
                  <text:p text:style-name="P9">Para substituir páginas na memória, usava o algoritmo da <text:span text:style-name="T3">Segunda Chance</text:span> (Second-Chance). </text:p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list xml:id="list191638637548288" text:continue-list="list191638543757829" text:style-name="L1">
        <text:list-item>
          <text:p text:style-name="P11"><text:soft-page-break/>Inovação Inovadora: Sistema de Arquivos e Memória </text:p>
        </text:list-item>
      </text:list>
      <text:list text:style-name="L4">
        <text:list-item>
          <text:list>
            <text:list-item>
              <text:p text:style-name="P12"><text:span text:style-name="T3">A Grande Ideia:</text:span> O espaço de endereçamento virtual (os segmentos) foi <text:span text:style-name="T3">integrado diretamente ao sistema de arquivos</text:span>. </text:p>
            </text:list-item>
            <text:list-item>
              <text:p text:style-name="P12"><text:span text:style-name="T3">Como?</text:span> Cada <text:span text:style-name="T3">segmento era um arquivo</text:span>. Para acessar um arquivo, o programa simplesmente usava o nome dele como se fosse um segmento de memória. </text:p>
            </text:list-item>
            <text:list-item>
              <text:p text:style-name="P12"><text:span text:style-name="T3">Estrutura do Sistema de Arquivos:</text:span> Era uma estrutura em <text:span text:style-name="T3">árvore multinível</text:span> (como usamos hoje), permitindo que os usuários criassem seus próprios diretórios e subdiretórios. </text:p>
            </text:list-item>
          </text:list>
        </text:list-item>
      </text:list>
      <text:list xml:id="list191638080463791" text:continue-list="list191638637548288" text:style-name="L1">
        <text:list-item>
          <text:p text:style-name="P13">Outras Características Importantes </text:p>
        </text:list-item>
      </text:list>
      <text:list text:style-name="L5">
        <text:list-item>
          <text:list>
            <text:list-item>
              <text:p text:style-name="P14"><text:span text:style-name="T3">Scheduling de CPU:</text:span> Usava uma <text:span text:style-name="T3">fila de retroalimentação multinível</text:span> (multi-level feedback queue), assim como o CTSS. </text:p>
            </text:list-item>
            <text:list-item>
              <text:p text:style-name="P15">Proteção (Muito Avançada): </text:p>
              <text:list>
                <text:list-item>
                  <text:p text:style-name="P14"><text:span text:style-name="T3">Listas de Acesso (ACLs):</text:span> Cada arquivo tinha uma lista definindo quem podia fazer o quê. </text:p>
                </text:list-item>
                <text:list-item>
                  <text:p text:style-name="P14"><text:span text:style-name="T3">Anéis de Proteção (Protection Rings):</text:span> Processos rodavam em diferentes "anéis" de privilégio, controlando o que podiam acessar (um conceito de segurança que usamos até hoje em hardware). </text:p>
                </text:list-item>
              </text:list>
            </text:list-item>
            <text:list-item>
              <text:p text:style-name="P14"><text:span text:style-name="T3">Linguagem:</text:span> Foi escrito quase todo em <text:span text:style-name="T3">PL/1</text:span> (uma linguagem de alto nível), o que era revolucionário para a época e facilitava a manutenção. </text:p>
            </text:list-item>
            <text:list-item>
              <text:p text:style-name="P14"><text:span text:style-name="T3">Multiprocessamento:</text:span> O sistema suportava múltiplos processadores e era possível até desligar uma CPU para manutenção sem parar o sistema. </text:p>
            </text:list-item>
          </text:list>
        </text:list-item>
      </text:list>
      <text:p text:style-name="P16"/>
      <text:list text:continue-list="list191638080463791" text:style-name="L1">
        <text:list-item>
          <text:p text:style-name="P17">Conclusão </text:p>
        </text:list-item>
      </text:list>
      <text:list text:style-name="L6">
        <text:list-item>
          <text:list>
            <text:list-item>
              <text:p text:style-name="P18">Embora não tenha sido um grande sucesso comercial (era muito grande e complexo), o MULTICS foi <text:span text:style-name="T3">extremamente influente</text:span>. Suas ideias sobre tempo compartilhado, segurança (Anéis), e o uso de linguagem de alto nível inspiraram diretamente os criadores do <text:span text:style-name="T3">UNIX</text:span>. </text:p>
            </text:list-item>
          </text:list>
        </text:list-item>
      </text:list>
      <text:p text:style-name="P19"/>
      <text:h text:style-name="P20" text:outline-level="1"><text:span text:style-name="T4">RC 4000</text:span></text:h>
      <text:p text:style-name="P21"/>
      <text:list xml:id="list3660856201" text:style-name="L7">
        <text:list-item>
          <text:p text:style-name="P22">Introdução: O que foi o RC 4000? </text:p>
        </text:list-item>
      </text:list>
      <text:list text:style-name="L8">
        <text:list-item>
          <text:list>
            <text:list-item>
              <text:p text:style-name="P23"><text:span text:style-name="T3">Quem/Quando:</text:span> Foi um sistema projetado no fim dos anos 1960, na Dinamarca, por <text:span text:style-name="T3">Brinch Hansen</text:span> (um nome muito famoso na teoria de SOs). </text:p>
            </text:list-item>
            <text:list-item>
              <text:p text:style-name="P23"><text:span text:style-name="T3">Conexão com o THE:</text:span> Assim como o sistema THE (que o Felipe apresentou), o RC 4000 é famoso não por ser um produto comercial, mas por seus <text:span text:style-name="T3">conceitos de projeto</text:span> inovadores. </text:p>
            </text:list-item>
          </text:list>
        </text:list-item>
      </text:list>
      <text:list xml:id="list191637345031962" text:continue-list="list3660856201" text:style-name="L7">
        <text:list-item>
          <text:p text:style-name="P22"><text:soft-page-break/>A Grande Ideia: O "Núcleo" (O Conceito de Microkernel) </text:p>
        </text:list-item>
      </text:list>
      <text:list text:style-name="L9">
        <text:list-item>
          <text:list>
            <text:list-item>
              <text:p text:style-name="P24"><text:span text:style-name="T3">O Objetivo:</text:span> O objetivo <text:span text:style-name="T5">não</text:span> era criar um sistema pronto (como batch ou time-sharing). </text:p>
            </text:list-item>
            <text:list-item>
              <text:p text:style-name="P24"><text:span text:style-name="T3">A Meta Real:</text:span> O objetivo era criar apenas um <text:span text:style-name="T3">"núcleo" ou "kernel"</text:span> mínimo, sobre o qual um sistema operacional completo pudesse ser construído depois. </text:p>
            </text:list-item>
            <text:list-item>
              <text:p text:style-name="P24">Era um sistema em camadas, onde apenas as camadas mais baixas (o kernel) eram fornecidas. (Essa ideia é o que hoje chamamos de <text:span text:style-name="T3">microkernel</text:span>). </text:p>
            </text:list-item>
          </text:list>
        </text:list-item>
      </text:list>
      <text:p text:style-name="P25"/>
      <text:list xml:id="list191637841640069" text:continue-list="list191637345031962" text:style-name="L7">
        <text:list-item>
          <text:p text:style-name="P22">O Mecanismo Principal: Comunicação por Mensagens </text:p>
        </text:list-item>
      </text:list>
      <text:list text:style-name="L10">
        <text:list-item>
          <text:list>
            <text:list-item>
              <text:p text:style-name="P26">O kernel suportava processos concorrentes (rodando ao mesmo tempo) com um scheduling simples (Round-Robin). </text:p>
            </text:list-item>
            <text:list-item>
              <text:p text:style-name="P26"><text:span text:style-name="T3">Como os processos se falavam?</text:span> Embora a memória compartilhada fosse <text:span text:style-name="T5">possível</text:span>, o <text:span text:style-name="T3">mecanismo principal</text:span> de comunicação e sincronização era a <text:span text:style-name="T3">troca de mensagens (message-passing)</text:span>, controlada pelo kernel. </text:p>
            </text:list-item>
            <text:list-item>
              <text:p text:style-name="P26"><text:span text:style-name="T6">Como funcionava</text:span>: </text:p>
              <text:list>
                <text:list-item>
                  <text:p text:style-name="P26">Processos trocavam mensagens de tamanho fixo (8 palavras). </text:p>
                </text:list-item>
                <text:list-item>
                  <text:p text:style-name="P26">O kernel gerenciava um "pool de buffers" comum para armazenar essas mensagens. </text:p>
                </text:list-item>
                <text:list-item>
                  <text:p text:style-name="P26">Cada processo tinha sua própria "fila de mensagens" (como uma caixa de entrada) que recebia as mensagens em ordem FIFO (Primeiro a Entrar, Primeiro a Sair). </text:p>
                </text:list-item>
              </text:list>
            </text:list-item>
          </text:list>
        </text:list-item>
      </text:list>
      <text:p text:style-name="P25"/>
      <text:p text:style-name="P27"/>
      <text:list xml:id="list191637428375575" text:continue-list="list191637841640069" text:style-name="L7">
        <text:list-item>
          <text:p text:style-name="P28">O Design Elegante: I/O (Entrada/Saída) também é um Processo </text:p>
        </text:list-item>
      </text:list>
      <text:list text:style-name="L11">
        <text:list-item>
          <text:list>
            <text:list-item>
              <text:p text:style-name="P29">Aqui está a parte mais genial do design: <text:span text:style-name="T3">dispositivos de I/O (como terminais) também eram tratados como processos</text:span>. </text:p>
            </text:list-item>
            <text:list-item>
              <text:p text:style-name="P29">Os <text:span text:style-name="T5">drivers</text:span> não eram parte mágica do kernel; eram apenas programas que <text:span text:style-name="T3">convertiam sinais de hardware em mensagens</text:span>. </text:p>
            </text:list-item>
            <text:list-item>
              <text:p text:style-name="P29"><text:span text:style-name="T3">Exemplo para escrever:</text:span> Um processo de usuário, para escrever na tela, simplesmente <text:span text:style-name="T3">enviava uma mensagem</text:span> para o "processo do terminal" (o driver). </text:p>
            </text:list-item>
            <text:list-item>
              <text:p text:style-name="P29"><text:span text:style-name="T3">Exemplo para ler:</text:span> Quando o usuário apertava uma tecla, o hardware gerava uma interrupção. O driver (processo do terminal) acordava, criava uma mensagem com o caractere e a <text:span text:style-name="T3">enviava</text:span> para o processo do usuário que estava esperando. </text:p>
            </text:list-item>
          </text:list>
        </text:list-item>
      </text:list>
      <text:p text:style-name="P27"/>
      <text:p text:style-name="P27"/>
      <text:list text:continue-list="list191637428375575" text:style-name="L7">
        <text:list-item>
          <text:p text:style-name="P30"><text:soft-page-break/>Conclusão</text:p>
        </text:list-item>
      </text:list>
      <text:list text:style-name="L12">
        <text:list-item>
          <text:list>
            <text:list-item>
              <text:p text:style-name="P31">O RC 4000 foi um sistema pioneiro que levou a ideia do "Projeto Limpo" ao extremo: um kernel mínimo (microkernel) onde <text:span text:style-name="T5">tudo</text:span>, inclusive o hardware, era tratado como um processo que se comunicava por mensagens. </text:p>
            </text:list-item>
          </text:list>
        </text:list-item>
      </text:list>
      <text:p text:style-name="P32"/>
      <text:p text:style-name="P32"/>
      <text:h text:style-name="P33" text:outline-level="1">TOPS-20</text:h>
      <text:p text:style-name="P34"/>
      <text:list xml:id="list409507735" text:style-name="L13">
        <text:list-item>
          <text:p text:style-name="P35">Introdução: O que foi o TOPS-20? </text:p>
        </text:list-item>
      </text:list>
      <text:list text:style-name="L14">
        <text:list-item>
          <text:list>
            <text:list-item>
              <text:p text:style-name="P36"><text:span text:style-name="T3">Quem/Quando:</text:span> Foi um sistema operacional da <text:span text:style-name="T3">DEC</text:span> (Digital Equipment Corporation). </text:p>
            </text:list-item>
            <text:list-item>
              <text:p text:style-name="P36"><text:span text:style-name="T3">Contexto:</text:span> Na época (anos 70), a DEC era uma gigante dos "minicomputadores", e o TOPS-20 foi talvez seu sistema mais influente. </text:p>
            </text:list-item>
            <text:list-item>
              <text:p text:style-name="P36"><text:span text:style-name="T3">O que ele era?</text:span> Foi um sistema de <text:span text:style-name="T3">tempo compartilhado</text:span> (time-sharing) de uso geral. </text:p>
            </text:list-item>
          </text:list>
        </text:list-item>
      </text:list>
      <text:p text:style-name="P37"/>
      <text:list xml:id="list191639183854004" text:continue-list="list409507735" text:style-name="L13">
        <text:list-item>
          <text:p text:style-name="P38">A Origem: Uma "Gambiarra" que Virou Produto </text:p>
        </text:list-item>
      </text:list>
      <text:list text:style-name="L15">
        <text:list-item>
          <text:list>
            <text:list-item>
              <text:p text:style-name="P39">O TOPS-20 não nasceu na DEC. Ele começou como um projeto de pesquisa (chamado <text:span text:style-name="T3">TENEX</text:span>) na <text:span text:style-name="T3">BBN</text:span> (Bolt, Beranek, and Newman) por volta de 1970. </text:p>
            </text:list-item>
            <text:list-item>
              <text:p text:style-name="P39"><text:span text:style-name="T3">A Ideia (O "Hack"):</text:span> A BBN pegou um computador existente da DEC (o PDP-10, que rodava um SO mais simples, o TOPS-10) e <text:span text:style-name="T3">adicionou seu próprio hardware de paginação</text:span> para implementar memória virtual. </text:p>
            </text:list-item>
            <text:list-item>
              <text:p text:style-name="P39"><text:span text:style-name="T3">A Virada Comercial:</text:span> A DEC viu que essa ideia (o TENEX) era genial. Ela <text:span text:style-name="T3">comprou os direitos do TENEX</text:span>, pegou o hardware de paginação que a BBN inventou e o integrou <text:span text:style-name="T5">de fábrica</text:span> em um novo computador, o <text:span text:style-name="T3">DECSYSTEM-20</text:span>. </text:p>
            </text:list-item>
            <text:list-item>
              <text:p text:style-name="P39">O sistema operacional TENEX foi renomeado para <text:span text:style-name="T3">TOPS-20</text:span>. </text:p>
            </text:list-item>
          </text:list>
        </text:list-item>
      </text:list>
      <text:p text:style-name="P40"/>
      <text:list xml:id="list191637805849658" text:continue-list="list191639183854004" text:style-name="L13">
        <text:list-item>
          <text:p text:style-name="P38">O Sucesso: Por que o TOPS-20 foi tão popular? </text:p>
        </text:list-item>
      </text:list>
      <text:list text:style-name="L16">
        <text:list-item>
          <text:list>
            <text:list-item>
              <text:p text:style-name="P41">O texto destaca que o DECSYSTEM-20 com TOPS-20 se tornou o <text:span text:style-name="T3">"sistema de tempo compartilhado mais popular de sua época"</text:span>. </text:p>
            </text:list-item>
            <text:list-item>
              <text:p text:style-name="P41"><text:span text:style-name="T3">A Razão:</text:span> Não era apenas poderoso, era <text:span text:style-name="T5">amigável</text:span> para o usuário. </text:p>
            </text:list-item>
            <text:list-item>
              <text:p text:style-name="P41"><text:span text:style-name="T3">Inovação Principal:</text:span> Ele tinha um <text:span text:style-name="T3">interpretador de linha de comando (shell) muito avançado</text:span> que, pela primeira vez, oferecia <text:span text:style-name="T3">ajuda (help)</text:span> aos usuários quando eles precisavam. </text:p>
              <text:list>
                <text:list-item>
                  <text:p text:style-name="P41"><text:soft-page-break/>(Isso é um contraste gigantesco com o JCL incompreensível do IBM OS/360 que o Felipe apresentou). </text:p>
                </text:list-item>
              </text:list>
            </text:list-item>
            <text:list-item>
              <text:p text:style-name="P41">Essa combinação de poder, preço razoável e foco no usuário foi o que o tornou um sucesso. </text:p>
            </text:list-item>
          </text:list>
        </text:list-item>
      </text:list>
      <text:p text:style-name="P40"/>
      <text:list text:continue-list="list191637805849658" text:style-name="L13">
        <text:list-item>
          <text:p text:style-name="P38">Conclusão: O Fim de uma Era </text:p>
        </text:list-item>
      </text:list>
      <text:list text:style-name="L17">
        <text:list-item>
          <text:list>
            <text:list-item>
              <text:p text:style-name="P42">O TOPS-20 e o DECSYSTEM-20 representam o <text:span text:style-name="T3">auge da era do time-sharing</text:span> em minicomputadores de 36 bits. </text:p>
            </text:list-item>
            <text:list-item>
              <text:p text:style-name="P42">A própria DEC encerrou essa linha em 1984 para focar na sua próxima geração de computadores de 32 bits (os VAX), que rodavam outro SO famoso, o VMS. </text:p>
            </text:list-item>
          </text:list>
        </text:list-item>
      </text:list>
      <text:p text:style-name="P40"/>
      <text:p text:style-name="P40"/>
      <text:h text:style-name="P43" text:outline-level="1"><text:span text:style-name="T7">CP/M e MS/DOS</text:span></text:h>
      <text:p text:style-name="P44"/>
      <text:list xml:id="list2317181903" text:style-name="L18">
        <text:list-item>
          <text:p text:style-name="P45"><text:span text:style-name="T6">Introdução: A Mudança de Escala (A Revolução do PC)</text:span> </text:p>
        </text:list-item>
      </text:list>
      <text:list text:style-name="L19">
        <text:list-item>
          <text:list>
            <text:list-item>
              <text:p text:style-name="P46">(Zé, aqui você faz a transição). "Até agora, falamos de sistemas gigantescos e caros, como o TOPS-20, que serviam <text:span text:style-name="T5">vários</text:span> usuários ao mesmo tempo (time-sharing). Agora, a história muda completamente." </text:p>
            </text:list-item>
            <text:list-item>
              <text:p text:style-name="P46"><text:span text:style-name="T3">O Contexto:</text:span> Nos anos 70, surgiram os primeiros computadores pessoais (hobbyist), vendidos em kits. Eram máquinas de 8 bits (como o Intel 8080) e rodavam um único programa de cada vez. </text:p>
            </text:list-item>
          </text:list>
        </text:list-item>
      </text:list>
      <text:p text:style-name="P44"/>
      <text:list xml:id="list191637443041092" text:continue-list="list2317181903" text:style-name="L18">
        <text:list-item>
          <text:p text:style-name="P47"><text:span text:style-name="T6">O Primeiro Padrão: CP/M</text:span> </text:p>
        </text:list-item>
      </text:list>
      <text:list text:style-name="L20">
        <text:list-item>
          <text:list>
            <text:list-item>
              <text:p text:style-name="P48"><text:span text:style-name="T3">O que era?</text:span> Para esses novos PCs, um sistema operacional "padrão" surgiu: o <text:span text:style-name="T3">CP/M</text:span> (Control Program/Monitor). </text:p>
            </text:list-item>
            <text:list-item>
              <text:p text:style-name="P48"><text:span text:style-name="T3">Quem/Hardware:</text:span> Foi escrito por Gary Kindall e rodava no processador Intel 8080. </text:p>
            </text:list-item>
            <text:list-item>
              <text:p text:style-name="P48"><text:span text:style-name="T3">Como era?</text:span> Era um sistema muito simples: </text:p>
              <text:list>
                <text:list-item>
                  <text:p text:style-name="P48"><text:span text:style-name="T3">Single-tasking:</text:span> Só rodava <text:span text:style-name="T3">um programa de cada vez</text:span>. </text:p>
                </text:list-item>
                <text:list-item>
                  <text:p text:style-name="P48"><text:span text:style-name="T3">Memória Limitada:</text:span> Suportava apenas <text:span text:style-name="T3">64 KB</text:span> de memória. </text:p>
                </text:list-item>
                <text:list-item>
                  <text:p text:style-name="P48"><text:span text:style-name="T3">Interface:</text:span> Era baseado em texto, com um interpretador de comandos (shell) que, curiosamente, era inspirado no TOPS-10 (o "pai" do TOPS-20 que acabamos de ver). </text:p>
                </text:list-item>
              </text:list>
            </text:list-item>
          </text:list>
        </text:list-item>
      </text:list>
      <text:p text:style-name="P49"/>
      <text:p text:style-name="P49"/>
      <text:list xml:id="list191638233257999" text:continue-list="list191637443041092" text:style-name="L18">
        <text:list-item>
          <text:p text:style-name="P47"><text:soft-page-break/><text:span text:style-name="T6">O Dominador: MS-DOS </text:span><text:s/></text:p>
        </text:list-item>
      </text:list>
      <text:list text:style-name="L21">
        <text:list-item>
          <text:list>
            <text:list-item>
              <text:p text:style-name="P50"><text:span text:style-name="T3">A Grande Virada:</text:span> A <text:span text:style-name="T3">IBM</text:span> decidiu entrar no mercado de PCs e contratou <text:span text:style-name="T3">Bill Gates</text:span> (Microsoft) para escrever um sistema operacional para o seu novo computador de 16 bits (o Intel 8086). </text:p>
            </text:list-item>
            <text:list-item>
              <text:p text:style-name="P50"><text:span text:style-name="T3">O Produto (1981):</text:span> O resultado foi o <text:span text:style-name="T3">MS-DOS</text:span>. </text:p>
            </text:list-item>
            <text:list-item>
              <text:p text:style-name="P51">Como era?</text:p>
              <text:list>
                <text:list-item>
                  <text:p text:style-name="P52">Era <text:span text:style-name="T3">"semelhante ao CP/M"</text:span>, mas tinha um conjunto de comandos mais rico. </text:p>
                </text:list-item>
                <text:list-item>
                  <text:p text:style-name="P52">A interface também foi modelada no TOPS-10. </text:p>
                </text:list-item>
                <text:list-item>
                  <text:p text:style-name="P52"><text:span text:style-name="T3">Impacto:</text:span> Graças ao sucesso do IBM PC, o MS-DOS se tornou <text:span text:style-name="T3">"o mais popular sistema operacional para computadores pessoais de sua época"</text:span>. </text:p>
                </text:list-item>
              </text:list>
            </text:list-item>
          </text:list>
        </text:list-item>
      </text:list>
      <text:p text:style-name="P53"/>
      <text:list xml:id="list191638042904752" text:continue-list="list191638233257999" text:style-name="L18">
        <text:list-item>
          <text:p text:style-name="P54"><text:span text:style-name="T6">A Grande Limitação (O "Retrocesso") </text:span><text:s/></text:p>
        </text:list-item>
      </text:list>
      <text:list text:style-name="L22">
        <text:list-item>
          <text:list>
            <text:list-item>
              <text:p text:style-name="P55"><text:span text:style-name="T3">(Ponto chave para o Zé):</text:span> "Mas é aqui que temos um ponto importante. Os sistemas que o Felipe apresentou (XDS-940, THE) eram dos anos 60 e já se preocupavam com proteção. Os PCs dos anos 80, para serem baratos, <text:span text:style-name="T5">ignoraram</text:span> isso." </text:p>
            </text:list-item>
            <text:list-item>
              <text:p text:style-name="P55"><text:span text:style-name="T3">Memória:</text:span> O MS-DOS quebrou a barreira de 64KB e suportava <text:span text:style-name="T3">640 KB</text:span>. </text:p>
            </text:list-item>
            <text:list-item>
              <text:p text:style-name="P55"><text:span text:style-name="T3">A Falha Crítica:</text:span> Ele <text:span text:style-name="T3">NÃO TINHA MEMÓRIA PROTEGIDA</text:span>. </text:p>
            </text:list-item>
            <text:list-item>
              <text:p text:style-name="P55"><text:span text:style-name="T3">O que isso significa?</text:span> No MS-DOS, qualquer programa (um jogo, um vírus, um processador de texto) podia acessar <text:span text:style-name="T5">qualquer</text:span> parte da memória. Ele podia sobrescrever o próprio sistema operacional. É por isso que os PCs antigos travavam o tempo todo. Eles não tinham o "Modo Dual" ou "Instruções Privilegiadas" que vimos nos sistemas de time-sharing. </text:p>
            </text:list-item>
          </text:list>
        </text:list-item>
      </text:list>
      <text:p text:style-name="P56"/>
      <text:list text:continue-list="list191638042904752" text:style-name="L18">
        <text:list-item>
          <text:p text:style-name="P54"><text:span text:style-name="T6">Conclusão (A Ponte para o Garcia) </text:span><text:span text:style-name="T6"><text:s/></text:span><text:s/></text:p>
        </text:list-item>
      </text:list>
      <text:list text:style-name="L23">
        <text:list-item>
          <text:list>
            <text:list-item>
              <text:p text:style-name="P57">O CP/M e o MS-DOS colocaram um computador em cada mesa, mas eram feios (linha de comando) e instáveis (sem proteção). </text:p>
            </text:list-item>
            <text:list-item>
              <text:p text:style-name="P57">Eles criaram a necessidade de uma evolução: sistemas operacionais que fossem fáceis de usar (gráficos) e seguros (com proteção). </text:p>
            </text:list-item>
            <text:list-item>
              <text:p text:style-name="P57">(Gancho para o Garcia): "E essa evolução veio com os sistemas que o Garcia vai apresentar agora: o Macintosh e o Windows."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8:59:05.793487600</meta:creation-date>
    <meta:generator>LibreOffice/25.2.6.2$Windows_X86_64 LibreOffice_project/729c5bfe710f5eb71ed3bbde9e06a6065e9c6c5d</meta:generator>
    <dc:date>2025-10-31T19:16:07.477668800</dc:date>
    <meta:editing-duration>PT15M44S</meta:editing-duration>
    <meta:editing-cycles>17</meta:editing-cycles>
    <meta:document-statistic meta:table-count="0" meta:image-count="0" meta:object-count="0" meta:page-count="6" meta:paragraph-count="97" meta:word-count="1629" meta:character-count="9660" meta:non-whitespace-character-count="8127"/>
  </office:meta>
</office:document-meta>
</file>